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C00000020557C1978ACFA1050.gif" manifest:media-type="image/gif"/>
  <manifest:file-entry manifest:full-path="Pictures/10000339000001EF000001EF0E7C6D77119BC16C.svg" manifest:media-type="image/svg+xml"/>
  <manifest:file-entry manifest:full-path="Pictures/100000000000001B00000016650A049B9037611C.gif" manifest:media-type="image/gif"/>
  <manifest:file-entry manifest:full-path="Pictures/10000881000001DC000001DCF4BC505FFBD32D8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29a3" officeooo:paragraph-rsid="000b29a3"/>
    </style:style>
    <style:style style:name="P2" style:family="paragraph" style:parent-style-name="Standard">
      <style:text-properties officeooo:rsid="000bb29a" officeooo:paragraph-rsid="000bb29a"/>
    </style:style>
    <style:style style:name="P3" style:family="paragraph" style:parent-style-name="Standard">
      <style:paragraph-properties fo:text-align="justify" style:justify-single-word="false"/>
      <style:text-properties officeooo:rsid="000bb29a" officeooo:paragraph-rsid="000d5ed0"/>
    </style:style>
    <style:style style:name="P4" style:family="paragraph" style:parent-style-name="Standard">
      <style:paragraph-properties fo:text-align="justify" style:justify-single-word="false"/>
      <style:text-properties officeooo:rsid="000bb29a" officeooo:paragraph-rsid="000cc448"/>
    </style:style>
    <style:style style:name="P5" style:family="paragraph" style:parent-style-name="Standard">
      <style:text-properties officeooo:rsid="000cc448" officeooo:paragraph-rsid="000cc448"/>
    </style:style>
    <style:style style:name="P6" style:family="paragraph" style:parent-style-name="Standard">
      <style:paragraph-properties fo:text-align="justify" style:justify-single-word="false"/>
      <style:text-properties officeooo:rsid="000cc448" officeooo:paragraph-rsid="000cc448"/>
    </style:style>
    <style:style style:name="P7" style:family="paragraph" style:parent-style-name="Standard">
      <style:text-properties officeooo:rsid="000d4c49" officeooo:paragraph-rsid="000d4c49"/>
    </style:style>
    <style:style style:name="P8" style:family="paragraph" style:parent-style-name="Standard">
      <style:paragraph-properties fo:text-align="center" style:justify-single-word="false"/>
      <style:text-properties fo:color="#93cddd" fo:font-size="28pt" fo:font-weight="bold" officeooo:rsid="000b29a3" officeooo:paragraph-rsid="000b29a3" style:font-size-asian="28pt" style:font-weight-asian="bold" style:font-size-complex="28pt" style:font-weight-complex="bold"/>
    </style:style>
    <style:style style:name="P9" style:family="paragraph" style:parent-style-name="Standard">
      <style:paragraph-properties fo:text-align="center" style:justify-single-word="false"/>
      <style:text-properties fo:color="#17365d" fo:font-size="16pt" fo:font-weight="bold" officeooo:rsid="000bb29a" officeooo:paragraph-rsid="000bb29a" style:font-size-asian="16pt" style:font-weight-asian="bold" style:font-size-complex="16pt" style:font-weight-complex="bold"/>
    </style:style>
    <style:style style:name="P10" style:family="paragraph" style:parent-style-name="Standard">
      <style:text-properties fo:color="#17365d" fo:font-weight="bold" officeooo:rsid="0010078e" officeooo:paragraph-rsid="0010078e" style:font-weight-asian="bold" style:font-weight-complex="bold"/>
    </style:style>
    <style:style style:name="P11" style:family="paragraph" style:parent-style-name="Standard">
      <style:text-properties fo:color="#17365d" fo:font-weight="bold" officeooo:rsid="0010078e" officeooo:paragraph-rsid="00111607" style:font-weight-asian="bold" style:font-weight-complex="bold"/>
    </style:style>
    <style:style style:name="P12" style:family="paragraph" style:parent-style-name="Standard">
      <style:text-properties fo:color="#17365d" fo:font-weight="bold" officeooo:rsid="0010078e" officeooo:paragraph-rsid="001245e9" style:font-weight-asian="bold" style:font-weight-complex="bold"/>
    </style:style>
    <style:style style:name="P13" style:family="paragraph" style:parent-style-name="Standard">
      <style:text-properties fo:color="#17365d" fo:font-weight="bold" officeooo:rsid="0010078e" officeooo:paragraph-rsid="001298f4" style:font-weight-asian="bold" style:font-weight-complex="bold"/>
    </style:style>
    <style:style style:name="P14" style:family="paragraph" style:parent-style-name="Standard">
      <style:text-properties fo:color="#17365d" fo:font-weight="bold" officeooo:rsid="0010078e" officeooo:paragraph-rsid="00140168" style:font-weight-asian="bold" style:font-weight-complex="bold"/>
    </style:style>
    <style:style style:name="P15" style:family="paragraph" style:parent-style-name="Standard">
      <style:text-properties fo:color="#6874a6" fo:font-size="14pt" fo:font-weight="bold" officeooo:rsid="000bb29a" officeooo:paragraph-rsid="000bb29a" style:font-size-asian="14pt" style:font-weight-asian="bold" style:font-size-complex="14pt" style:font-weight-complex="bold"/>
    </style:style>
    <style:style style:name="P16" style:family="paragraph" style:parent-style-name="Standard">
      <style:text-properties fo:color="#6874a6" fo:font-size="14pt" fo:font-weight="bold" officeooo:rsid="000d5ed0" officeooo:paragraph-rsid="000bb29a"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4pt" officeooo:rsid="000bb29a" officeooo:paragraph-rsid="000d5ed0" style:font-size-asian="3.5pt" style:font-size-complex="4pt"/>
    </style:style>
    <style:style style:name="P18" style:family="paragraph" style:parent-style-name="Standard">
      <style:paragraph-properties fo:text-align="justify" style:justify-single-word="false"/>
      <style:text-properties fo:font-size="4pt" officeooo:rsid="000bb29a" officeooo:paragraph-rsid="000cc448" style:font-size-asian="3.5pt" style:font-size-complex="4pt"/>
    </style:style>
    <style:style style:name="P19" style:family="paragraph" style:parent-style-name="Standard">
      <style:text-properties fo:font-size="4pt" officeooo:rsid="000bb29a" officeooo:paragraph-rsid="000bb29a" style:font-size-asian="3.5pt" style:font-size-complex="4pt"/>
    </style:style>
    <style:style style:name="P20" style:family="paragraph" style:parent-style-name="Standard">
      <style:paragraph-properties fo:text-align="justify" style:justify-single-word="false"/>
      <style:text-properties fo:font-size="4pt" officeooo:rsid="00111607" officeooo:paragraph-rsid="00111607" style:font-size-asian="3.5pt" style:font-size-complex="4pt"/>
    </style:style>
    <style:style style:name="P21" style:family="paragraph" style:parent-style-name="Standard">
      <style:text-properties fo:font-size="4pt" officeooo:rsid="00111607" officeooo:paragraph-rsid="001245e9" style:font-size-asian="3.5pt" style:font-size-complex="4pt"/>
    </style:style>
    <style:style style:name="P22" style:family="paragraph" style:parent-style-name="Standard">
      <style:text-properties fo:font-size="4pt" officeooo:rsid="001245e9" officeooo:paragraph-rsid="001245e9" style:font-size-asian="3.5pt" style:font-size-complex="4pt"/>
    </style:style>
    <style:style style:name="P23" style:family="paragraph" style:parent-style-name="Standard">
      <style:paragraph-properties fo:text-align="justify" style:justify-single-word="false"/>
      <style:text-properties fo:font-size="4pt" officeooo:rsid="001245e9" officeooo:paragraph-rsid="001245e9" style:font-size-asian="3.5pt" style:font-size-complex="4pt"/>
    </style:style>
    <style:style style:name="P24" style:family="paragraph" style:parent-style-name="Standard">
      <style:text-properties fo:font-size="4pt" officeooo:rsid="00145afb" officeooo:paragraph-rsid="00145afb" style:font-size-asian="3.5pt" style:font-size-complex="4pt"/>
    </style:style>
    <style:style style:name="P25" style:family="paragraph" style:parent-style-name="Standard">
      <style:paragraph-properties fo:text-align="justify" style:justify-single-word="false"/>
      <style:text-properties fo:font-size="4pt" officeooo:rsid="00145afb" officeooo:paragraph-rsid="00145afb" style:font-size-asian="3.5pt" style:font-size-complex="4pt"/>
    </style:style>
    <style:style style:name="P26" style:family="paragraph" style:parent-style-name="Standard">
      <style:text-properties officeooo:rsid="0010078e" officeooo:paragraph-rsid="0010078e"/>
    </style:style>
    <style:style style:name="P27" style:family="paragraph" style:parent-style-name="Standard">
      <style:paragraph-properties fo:text-align="justify" style:justify-single-word="false"/>
      <style:text-properties officeooo:rsid="0010078e" officeooo:paragraph-rsid="0010078e"/>
    </style:style>
    <style:style style:name="P28" style:family="paragraph" style:parent-style-name="Standard">
      <style:text-properties officeooo:rsid="00111607" officeooo:paragraph-rsid="00111607"/>
    </style:style>
    <style:style style:name="P29" style:family="paragraph" style:parent-style-name="Standard">
      <style:text-properties officeooo:rsid="00111607" officeooo:paragraph-rsid="001298f4"/>
    </style:style>
    <style:style style:name="P30" style:family="paragraph" style:parent-style-name="Standard">
      <style:paragraph-properties fo:text-align="justify" style:justify-single-word="false"/>
      <style:text-properties officeooo:rsid="00111607" officeooo:paragraph-rsid="00111607"/>
    </style:style>
    <style:style style:name="P31" style:family="paragraph" style:parent-style-name="Standard">
      <style:text-properties officeooo:rsid="001245e9" officeooo:paragraph-rsid="001245e9"/>
    </style:style>
    <style:style style:name="P32" style:family="paragraph" style:parent-style-name="Standard">
      <style:paragraph-properties fo:text-align="justify" style:justify-single-word="false"/>
      <style:text-properties officeooo:rsid="001245e9" officeooo:paragraph-rsid="001245e9"/>
    </style:style>
    <style:style style:name="P33" style:family="paragraph" style:parent-style-name="Standard">
      <style:text-properties officeooo:rsid="001298f4" officeooo:paragraph-rsid="001298f4"/>
    </style:style>
    <style:style style:name="P34" style:family="paragraph" style:parent-style-name="Standard">
      <style:paragraph-properties fo:text-align="justify" style:justify-single-word="false"/>
      <style:text-properties officeooo:rsid="001298f4" officeooo:paragraph-rsid="001298f4"/>
    </style:style>
    <style:style style:name="P35" style:family="paragraph" style:parent-style-name="Standard">
      <style:text-properties officeooo:rsid="00140168" officeooo:paragraph-rsid="00140168"/>
    </style:style>
    <style:style style:name="P36" style:family="paragraph" style:parent-style-name="Standard">
      <style:paragraph-properties fo:text-align="justify" style:justify-single-word="false"/>
      <style:text-properties officeooo:rsid="00140168" officeooo:paragraph-rsid="00140168"/>
    </style:style>
    <style:style style:name="P37" style:family="paragraph" style:parent-style-name="Standard">
      <style:text-properties officeooo:rsid="00145afb" officeooo:paragraph-rsid="00145afb"/>
    </style:style>
    <style:style style:name="P38" style:family="paragraph" style:parent-style-name="Standard">
      <style:paragraph-properties fo:text-align="justify" style:justify-single-word="false"/>
      <style:text-properties officeooo:rsid="00145afb" officeooo:paragraph-rsid="00145afb"/>
    </style:style>
    <style:style style:name="P39" style:family="paragraph" style:parent-style-name="Standard" style:list-style-name="L1">
      <style:text-properties officeooo:rsid="000bb29a" officeooo:paragraph-rsid="000bb29a"/>
    </style:style>
    <style:style style:name="P40" style:family="paragraph" style:parent-style-name="Standard">
      <style:paragraph-properties fo:text-align="justify" style:justify-single-word="false"/>
      <style:text-properties officeooo:rsid="000cc448" officeooo:paragraph-rsid="000cc448"/>
    </style:style>
    <style:style style:name="P41" style:family="paragraph" style:parent-style-name="Standard" style:list-style-name="L2">
      <style:text-properties officeooo:rsid="000cc448" officeooo:paragraph-rsid="000cc448"/>
    </style:style>
    <style:style style:name="P42" style:family="paragraph" style:parent-style-name="Standard" style:list-style-name="L3">
      <style:text-properties officeooo:rsid="000cc448" officeooo:paragraph-rsid="000cc448"/>
    </style:style>
    <style:style style:name="P43" style:family="paragraph" style:parent-style-name="Standard" style:list-style-name="L3">
      <style:text-properties officeooo:rsid="000cc448" officeooo:paragraph-rsid="000e7040"/>
    </style:style>
    <style:style style:name="P44" style:family="paragraph" style:parent-style-name="Standard" style:list-style-name="L4">
      <style:text-properties officeooo:rsid="000cc448" officeooo:paragraph-rsid="000cc448"/>
    </style:style>
    <style:style style:name="P45" style:family="paragraph" style:parent-style-name="Standard" style:list-style-name="L5">
      <style:text-properties officeooo:rsid="000cc448" officeooo:paragraph-rsid="000cc448"/>
    </style:style>
    <style:style style:name="P46" style:family="paragraph" style:parent-style-name="Standard" style:list-style-name="L6">
      <style:text-properties officeooo:rsid="000cc448" officeooo:paragraph-rsid="000cc448"/>
    </style:style>
    <style:style style:name="P47" style:family="paragraph" style:parent-style-name="Standard" style:list-style-name="L7">
      <style:text-properties officeooo:rsid="000cc448" officeooo:paragraph-rsid="000cc448"/>
    </style:style>
    <style:style style:name="P48" style:family="paragraph" style:parent-style-name="Standard" style:list-style-name="L8">
      <style:text-properties officeooo:rsid="000cc448" officeooo:paragraph-rsid="000cc448"/>
    </style:style>
    <style:style style:name="P49" style:family="paragraph" style:parent-style-name="Standard" style:list-style-name="L9">
      <style:text-properties officeooo:rsid="000cc448" officeooo:paragraph-rsid="000cc448"/>
    </style:style>
    <style:style style:name="P50" style:family="paragraph" style:parent-style-name="Standard" style:list-style-name="L10">
      <style:text-properties officeooo:rsid="000cc448" officeooo:paragraph-rsid="000cc448"/>
    </style:style>
    <style:style style:name="P51" style:family="paragraph" style:parent-style-name="Standard" style:list-style-name="L11">
      <style:text-properties officeooo:rsid="000cc448" officeooo:paragraph-rsid="000cc448"/>
    </style:style>
    <style:style style:name="P52" style:family="paragraph" style:parent-style-name="Standard" style:list-style-name="L12">
      <style:text-properties officeooo:rsid="000cc448" officeooo:paragraph-rsid="000cc448"/>
    </style:style>
    <style:style style:name="P53" style:family="paragraph" style:parent-style-name="Standard" style:list-style-name="L13">
      <style:text-properties officeooo:rsid="000cc448" officeooo:paragraph-rsid="000cc448"/>
    </style:style>
    <style:style style:name="P54" style:family="paragraph" style:parent-style-name="Standard" style:list-style-name="L14">
      <style:text-properties officeooo:rsid="000cc448" officeooo:paragraph-rsid="000cc448"/>
    </style:style>
    <style:style style:name="P55" style:family="paragraph" style:parent-style-name="Standard" style:list-style-name="L15">
      <style:text-properties officeooo:rsid="000cc448" officeooo:paragraph-rsid="000cc448"/>
    </style:style>
    <style:style style:name="P56" style:family="paragraph" style:parent-style-name="Standard" style:list-style-name="L16">
      <style:text-properties officeooo:rsid="000cc448" officeooo:paragraph-rsid="000cc448"/>
    </style:style>
    <style:style style:name="P57" style:family="paragraph" style:parent-style-name="Standard" style:list-style-name="L17">
      <style:text-properties officeooo:rsid="000cc448" officeooo:paragraph-rsid="000cc448"/>
    </style:style>
    <style:style style:name="P58" style:family="paragraph" style:parent-style-name="Standard" style:list-style-name="L18">
      <style:text-properties officeooo:rsid="000cc448" officeooo:paragraph-rsid="000cc448"/>
    </style:style>
    <style:style style:name="P59" style:family="paragraph" style:parent-style-name="Standard" style:list-style-name="L19">
      <style:text-properties officeooo:rsid="000cc448" officeooo:paragraph-rsid="000cc448"/>
    </style:style>
    <style:style style:name="P60" style:family="paragraph" style:parent-style-name="Standard" style:list-style-name="L20">
      <style:text-properties officeooo:rsid="000cc448" officeooo:paragraph-rsid="000cc448"/>
    </style:style>
    <style:style style:name="P61" style:family="paragraph" style:parent-style-name="Standard" style:list-style-name="L21">
      <style:text-properties officeooo:rsid="000cc448" officeooo:paragraph-rsid="000cc448"/>
    </style:style>
    <style:style style:name="P62" style:family="paragraph" style:parent-style-name="Standard">
      <style:text-properties fo:color="#6874a6" fo:font-size="14pt" fo:font-weight="bold" officeooo:rsid="000d5ed0" officeooo:paragraph-rsid="000cc448" style:font-size-asian="14pt" style:font-weight-asian="bold" style:font-size-complex="14pt" style:font-weight-complex="bold"/>
    </style:style>
    <style:style style:name="P63" style:family="paragraph" style:parent-style-name="Standard" style:list-style-name="L13">
      <style:text-properties officeooo:rsid="000d4c49" officeooo:paragraph-rsid="000cc448"/>
    </style:style>
    <style:style style:name="P64" style:family="paragraph" style:parent-style-name="Standard" style:list-style-name="L16">
      <style:text-properties officeooo:rsid="000d4c49" officeooo:paragraph-rsid="000cc448"/>
    </style:style>
    <style:style style:name="P65" style:family="paragraph" style:parent-style-name="Standard" style:list-style-name="L18">
      <style:text-properties officeooo:rsid="000d4c49" officeooo:paragraph-rsid="000cc448"/>
    </style:style>
    <style:style style:name="P66" style:family="paragraph" style:parent-style-name="Standard" style:list-style-name="L21">
      <style:text-properties officeooo:rsid="000d4c49" officeooo:paragraph-rsid="000cc448"/>
    </style:style>
    <style:style style:name="P67" style:family="paragraph" style:parent-style-name="Standard" style:list-style-name="L16">
      <style:text-properties officeooo:rsid="000e7040" officeooo:paragraph-rsid="000cc448"/>
    </style:style>
    <style:style style:name="P68" style:family="paragraph" style:parent-style-name="Standard" style:list-style-name="L22">
      <style:paragraph-properties fo:text-align="justify" style:justify-single-word="false"/>
      <style:text-properties officeooo:rsid="00111607" officeooo:paragraph-rsid="00111607"/>
    </style:style>
    <style:style style:name="P69" style:family="paragraph" style:parent-style-name="Standard" style:list-style-name="L24">
      <style:text-properties officeooo:rsid="00111607" officeooo:paragraph-rsid="001298f4"/>
    </style:style>
    <style:style style:name="P70" style:family="paragraph" style:parent-style-name="Standard" style:list-style-name="L23">
      <style:paragraph-properties fo:text-align="justify" style:justify-single-word="false"/>
      <style:text-properties officeooo:rsid="001245e9" officeooo:paragraph-rsid="001245e9"/>
    </style:style>
    <style:style style:name="P71" style:family="paragraph" style:parent-style-name="Standard">
      <style:text-properties officeooo:rsid="001245e9" officeooo:paragraph-rsid="001245e9"/>
    </style:style>
    <style:style style:name="P72" style:family="paragraph" style:parent-style-name="Standard" style:list-style-name="L25">
      <style:text-properties officeooo:rsid="00140168" officeooo:paragraph-rsid="00140168"/>
    </style:style>
    <style:style style:name="P73" style:family="paragraph" style:parent-style-name="Standard" style:list-style-name="L26">
      <style:text-properties officeooo:rsid="00145afb" officeooo:paragraph-rsid="00145afb"/>
    </style:style>
    <style:style style:name="P74" style:family="paragraph" style:parent-style-name="Standard">
      <style:paragraph-properties fo:text-align="justify" style:justify-single-word="false"/>
      <style:text-properties officeooo:rsid="00145afb" officeooo:paragraph-rsid="00157a44"/>
    </style:style>
    <style:style style:name="P75" style:family="paragraph" style:parent-style-name="Standard">
      <style:paragraph-properties fo:text-align="justify" style:justify-single-word="false"/>
      <style:text-properties officeooo:rsid="00145afb" officeooo:paragraph-rsid="00145afb"/>
    </style:style>
    <style:style style:name="P76" style:family="paragraph" style:parent-style-name="Standard">
      <style:text-properties officeooo:rsid="00157a44" officeooo:paragraph-rsid="00157a44"/>
    </style:style>
    <style:style style:name="P77" style:family="paragraph" style:parent-style-name="Standard">
      <style:paragraph-properties fo:text-align="justify" style:justify-single-word="false"/>
      <style:text-properties officeooo:rsid="0015fe1c" officeooo:paragraph-rsid="0015fe1c"/>
    </style:style>
    <style:style style:name="P78" style:family="paragraph" style:parent-style-name="Standard">
      <style:text-properties officeooo:rsid="000d5ed0" officeooo:paragraph-rsid="000d4c49"/>
    </style:style>
    <style:style style:name="P79" style:family="paragraph" style:parent-style-name="Standard">
      <style:text-properties officeooo:rsid="0010078e" officeooo:paragraph-rsid="0010078e"/>
    </style:style>
    <style:style style:name="T1" style:family="text">
      <style:text-properties officeooo:rsid="000cc448"/>
    </style:style>
    <style:style style:name="T2" style:family="text">
      <style:text-properties officeooo:rsid="000d5ed0"/>
    </style:style>
    <style:style style:name="T3" style:family="text">
      <style:text-properties fo:background-color="transparent" loext:char-shading-value="0"/>
    </style:style>
    <style:style style:name="T4" style:family="text">
      <style:text-properties fo:color="#6874a6" fo:font-size="14pt" fo:font-weight="bold" style:font-size-asian="14pt" style:font-weight-asian="bold" style:font-size-complex="14pt" style:font-weight-complex="bold"/>
    </style:style>
    <style:style style:name="T5" style:family="text">
      <style:text-properties officeooo:rsid="00111607"/>
    </style:style>
    <style:style style:name="T6" style:family="text">
      <style:text-properties officeooo:rsid="001298f4"/>
    </style:style>
    <style:style style:name="T7" style:family="text">
      <style:text-properties officeooo:rsid="00140168"/>
    </style:style>
    <style:style style:name="T8" style:family="text">
      <style:text-properties fo:color="#17365d" fo:font-weight="bold" officeooo:rsid="0010078e" style:font-weight-asian="bold" style:font-weight-complex="bold"/>
    </style:style>
    <style:style style:name="T9" style:family="text">
      <style:text-properties officeooo:rsid="001b208f"/>
    </style:style>
    <style:style style:name="T10" style:family="text">
      <style:text-properties fo:font-style="italic" style:font-style-asian="italic" style:font-style-complex="italic"/>
    </style:style>
    <style:style style:name="T11" style:family="text">
      <style:text-properties fo:font-style="italic" officeooo:rsid="001b208f" style:font-style-asian="italic" style:font-style-complex="italic"/>
    </style:style>
    <text:list-style style:name="L1">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2">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2"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3"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4"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5"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6"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7"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8"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9"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10"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2.521cm" fo:text-indent="-0.635cm" fo:margin-left="2.521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7">
      <text:list-level-style-image text:level="1"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2"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3"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4"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5"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6"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7"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8"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9"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10"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style>
    <text:list-style style:name="L8">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9">
      <text:list-level-style-image text:level="1"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2"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3"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4"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5"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6"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7"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8"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9"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10"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style>
    <text:list-style style:name="L10">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11">
      <text:list-level-style-image text:level="1"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2"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3"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4"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5"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6"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7"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8"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9"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10"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style>
    <text:list-style style:name="L12">
      <text:list-level-style-image text:level="1"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2"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3"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4"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5"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6"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7"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8"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9"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10"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style>
    <text:list-style style:name="L13">
      <text:list-level-style-image text:level="1"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2"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3"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4"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5"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6"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7"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8"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level-style-image text:level="9"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16cm" fo:text-indent="-0.635cm" fo:margin-left="10.16cm"/>
        </style:list-level-properties>
      </text:list-level-style-image>
      <text:list-level-style-image text:level="10"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795cm" fo:text-indent="-0.635cm" fo:margin-left="10.795cm"/>
        </style:list-level-properties>
      </text:list-level-style-image>
    </text:list-style>
    <text:list-style style:name="L14">
      <text:list-level-style-image text:level="1"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2"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3"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4"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5"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6"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7"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8"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9"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10"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style>
    <text:list-style style:name="L15">
      <text:list-level-style-image text:level="1"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2"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3"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4"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5"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6"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7"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8"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9"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10"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style>
    <text:list-style style:name="L16">
      <text:list-level-style-image text:level="1"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2"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3"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4"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5"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6"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7"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8"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level-style-image text:level="9"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16cm" fo:text-indent="-0.635cm" fo:margin-left="10.16cm"/>
        </style:list-level-properties>
      </text:list-level-style-image>
      <text:list-level-style-image text:level="10"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795cm" fo:text-indent="-0.635cm" fo:margin-left="10.795cm"/>
        </style:list-level-properties>
      </text:list-level-style-image>
    </text:list-style>
    <text:list-style style:name="L17">
      <text:list-level-style-image text:level="1"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2"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3"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4"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5"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6"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7"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8"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9"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10"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style>
    <text:list-style style:name="L18">
      <text:list-level-style-image text:level="1"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2"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3"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4"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5"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6"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7"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8"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level-style-image text:level="9"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16cm" fo:text-indent="-0.635cm" fo:margin-left="10.16cm"/>
        </style:list-level-properties>
      </text:list-level-style-image>
      <text:list-level-style-image text:level="10"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795cm" fo:text-indent="-0.635cm" fo:margin-left="10.795cm"/>
        </style:list-level-properties>
      </text:list-level-style-image>
    </text:list-style>
    <text:list-style style:name="L19">
      <text:list-level-style-image text:level="1"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2"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3"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4"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5"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6"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7"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8"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9"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10" xlink:href="Pictures/100000000000001C00000020557C1978ACFA1050.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style>
    <text:list-style style:name="L20">
      <text:list-level-style-image text:level="1"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2"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3"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4"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5"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6"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7"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8"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9"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10" xlink:href="Pictures/100000000000001B00000016650A049B9037611C.gif"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style>
    <text:list-style style:name="L21">
      <text:list-level-style-image text:level="1"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2"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3"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4"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level-style-image text:level="5"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7.62cm" fo:text-indent="-0.635cm" fo:margin-left="7.62cm"/>
        </style:list-level-properties>
      </text:list-level-style-image>
      <text:list-level-style-image text:level="6"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255cm" fo:text-indent="-0.635cm" fo:margin-left="8.255cm"/>
        </style:list-level-properties>
      </text:list-level-style-image>
      <text:list-level-style-image text:level="7"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8.89cm" fo:text-indent="-0.635cm" fo:margin-left="8.89cm"/>
        </style:list-level-properties>
      </text:list-level-style-image>
      <text:list-level-style-image text:level="8"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9.525cm" fo:text-indent="-0.635cm" fo:margin-left="9.525cm"/>
        </style:list-level-properties>
      </text:list-level-style-image>
      <text:list-level-style-image text:level="9"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16cm" fo:text-indent="-0.635cm" fo:margin-left="10.16cm"/>
        </style:list-level-properties>
      </text:list-level-style-image>
      <text:list-level-style-image text:level="10" xlink:href="Pictures/10000339000001EF000001EF0E7C6D77119BC16C.svg" xlink:type="simple" xlink:show="embed" xlink:actuate="onLoad">
        <style:list-level-properties text:list-level-position-and-space-mode="label-alignment" style:vertical-pos="middle" style:vertical-rel="line" fo:width="0.25cm" fo:height="0.25cm">
          <style:list-level-label-alignment text:label-followed-by="listtab" text:list-tab-stop-position="10.795cm" fo:text-indent="-0.635cm" fo:margin-left="10.795cm"/>
        </style:list-level-properties>
      </text:list-level-style-image>
    </text:list-style>
    <text:list-style style:name="L22">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23">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24">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25">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text:list-style style:name="L26">
      <text:list-level-style-image text:level="1"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25cm" fo:height="0.25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na – Développeuse Web</text:p>
      <text:p text:style-name="P8">Cahier des charges</text:p>
      <text:p text:style-name="P1"/>
      <text:p text:style-name="P9">Site propriété de PORTE Anna-Angélique, auteur du projet.</text:p>
      <text:p text:style-name="P1"/>
      <text:p text:style-name="P1"/>
      <text:p text:style-name="P1"/>
      <text:p text:style-name="P15"><text:span text:style-name="T2">1.</text:span>Idées Générales</text:p>
      <text:p text:style-name="P2"/>
      <text:p text:style-name="P3">Le site sera un support dynamique afin de favoriser les recherches d’emplois. </text:p>
      <text:p text:style-name="P17"/>
      <text:p text:style-name="P3">Il comportera une description des compétences acquises, un curriculum vitae, une galerie de réalisation. </text:p>
      <text:p text:style-name="P17"/>
      <text:p text:style-name="P3">Les visiteurs pourront entrer en contact avec l’auteur du site par l’entremise d’un formulaire de contact. </text:p>
      <text:p text:style-name="P17"/>
      <text:p text:style-name="P3">Le site disposera d’une administration, facilitant sa gestion à l’auteur.</text:p>
      <text:p text:style-name="P2"/>
      <text:p text:style-name="P2"/>
      <text:p text:style-name="P2"/>
      <text:p text:style-name="P16">2.Grandes Fonctionnalités</text:p>
      <text:p text:style-name="P2"/>
      <text:p text:style-name="P2">Voici la liste des grandes fonctionnalités du site<text:span text:style-name="T3"> </text:span>:</text:p>
      <text:p text:style-name="P2"/>
      <text:list xml:id="list7990491657622191354" text:style-name="L1">
        <text:list-item>
          <text:p text:style-name="P39">Présentation des trois dernières réalisations</text:p>
        </text:list-item>
      </text:list>
      <text:p text:style-name="P19"/>
      <text:list xml:id="list114320276794500" text:continue-numbering="true" text:style-name="L1">
        <text:list-item>
          <text:p text:style-name="P39">Présentations des compétences</text:p>
        </text:list-item>
      </text:list>
      <text:p text:style-name="P19"/>
      <text:list xml:id="list114319799727310" text:continue-numbering="true" text:style-name="L1">
        <text:list-item>
          <text:p text:style-name="P39">Curriculum Vitae</text:p>
        </text:list-item>
      </text:list>
      <text:p text:style-name="P19"/>
      <text:list xml:id="list114319577572788" text:continue-numbering="true" text:style-name="L1">
        <text:list-item>
          <text:p text:style-name="P39">Galerie des réalisations</text:p>
        </text:list-item>
      </text:list>
      <text:p text:style-name="P19"/>
      <text:list xml:id="list114320110500105" text:continue-numbering="true" text:style-name="L1">
        <text:list-item>
          <text:p text:style-name="P39">Formulaire de contact</text:p>
        </text:list-item>
      </text:list>
      <text:p text:style-name="P19"/>
      <text:list xml:id="list114319806546992" text:continue-numbering="true" text:style-name="L1">
        <text:list-item>
          <text:p text:style-name="P39">Administration du site</text:p>
        </text:list-item>
      </text:list>
      <text:p text:style-name="P2"/>
      <text:p text:style-name="P2"/>
      <text:p text:style-name="P2"/>
      <text:p text:style-name="P16">3.Utilisateurs</text:p>
      <text:p text:style-name="P2"/>
      <text:p text:style-name="P4">Il existe deux type<text:span text:style-name="T1">s</text:span> d’utilisateurs : <text:span text:style-name="T1">les visiteurs et l’auteur. </text:span></text:p>
      <text:p text:style-name="P18"/>
      <text:p text:style-name="P6">Les visiteurs pourront consulter les différentes informations contenu<text:span text:style-name="T9">es</text:span> par le site et prendre contact avec l’auteur par le formulaire de contact.</text:p>
      <text:p text:style-name="P18"/>
      <text:p text:style-name="P6">L’auteur pourra administrer les informations contenues par le site par le formulaire d’administration.</text:p>
      <text:p text:style-name="P5"/>
      <text:p text:style-name="P5"/>
      <text:p text:style-name="P5"/>
      <text:p text:style-name="P5"/>
      <text:p text:style-name="P5"/>
      <text:p text:style-name="P5"/>
      <text:p text:style-name="P62"/>
      <text:p text:style-name="P62"><text:soft-page-break/>4.Liste des Pages</text:p>
      <text:p text:style-name="P5"/>
      <text:list xml:id="list3474098019968021134" text:style-name="L2">
        <text:list-item>
          <text:p text:style-name="P41">Accueil </text:p>
        </text:list-item>
      </text:list>
      <text:list xml:id="list6409086546336371008" text:style-name="L3">
        <text:list-item>
          <text:p text:style-name="P42">Trois dernières réalisations</text:p>
        </text:list-item>
        <text:list-item>
          <text:p text:style-name="P43">Langages, librairie et framework pratiqués</text:p>
        </text:list-item>
        <text:list-item>
          <text:p text:style-name="P43">Encart informations</text:p>
        </text:list-item>
      </text:list>
      <text:p text:style-name="P5"/>
      <text:list xml:id="list4649722736295187120" text:style-name="L4">
        <text:list-item>
          <text:p text:style-name="P44">Parcours</text:p>
        </text:list-item>
      </text:list>
      <text:list xml:id="list6964242448898721736" text:style-name="L5">
        <text:list-item>
          <text:p text:style-name="P45">Compétences</text:p>
        </text:list-item>
        <text:list-item>
          <text:p text:style-name="P45">Expériences</text:p>
        </text:list-item>
        <text:list-item>
          <text:p text:style-name="P45">Formations</text:p>
        </text:list-item>
      </text:list>
      <text:p text:style-name="P5"/>
      <text:list xml:id="list1196111099931823795" text:style-name="L6">
        <text:list-item>
          <text:p text:style-name="P46">Réalisations</text:p>
        </text:list-item>
      </text:list>
      <text:list xml:id="list7522140534641105542" text:style-name="L7">
        <text:list-item>
          <text:p text:style-name="P47">Galerie de réalisations</text:p>
        </text:list-item>
      </text:list>
      <text:p text:style-name="P5"/>
      <text:list xml:id="list3807869026536200988" text:style-name="L8">
        <text:list-item>
          <text:p text:style-name="P48">Contact</text:p>
        </text:list-item>
      </text:list>
      <text:list xml:id="list5234919723959262203" text:style-name="L9">
        <text:list-item>
          <text:p text:style-name="P49">Nom du visiteur</text:p>
        </text:list-item>
        <text:list-item>
          <text:p text:style-name="P49">Prénom du visiteur</text:p>
        </text:list-item>
        <text:list-item>
          <text:p text:style-name="P49">Mail du visiteur</text:p>
        </text:list-item>
        <text:list-item>
          <text:p text:style-name="P49">Objet du contact</text:p>
        </text:list-item>
        <text:list-item>
          <text:p text:style-name="P49">Message du visiteur</text:p>
        </text:list-item>
      </text:list>
      <text:p text:style-name="P5"/>
      <text:list xml:id="list8514751191195003593" text:style-name="L10">
        <text:list-item>
          <text:p text:style-name="P50">Administration</text:p>
        </text:list-item>
      </text:list>
      <text:list xml:id="list5814069073061673682" text:style-name="L11">
        <text:list-item>
          <text:p text:style-name="P51">Ajout</text:p>
        </text:list-item>
      </text:list>
      <text:list xml:id="list1765278430777336890" text:style-name="L12">
        <text:list-item>
          <text:p text:style-name="P52">Formulaire d’ajout</text:p>
        </text:list-item>
      </text:list>
      <text:list xml:id="list6925529485270695336" text:style-name="L13">
        <text:list-item>
          <text:p text:style-name="P53">Nom du site</text:p>
        </text:list-item>
        <text:list-item>
          <text:p text:style-name="P63">Lien du site</text:p>
        </text:list-item>
        <text:list-item>
          <text:p text:style-name="P63">Logo du site</text:p>
        </text:list-item>
        <text:list-item>
          <text:p text:style-name="P63">Screen du site</text:p>
        </text:list-item>
        <text:list-item>
          <text:p text:style-name="P63">Description du site</text:p>
        </text:list-item>
      </text:list>
      <text:list xml:id="list2300630451639419759" text:style-name="L14">
        <text:list-item>
          <text:p text:style-name="P54">Correction</text:p>
        </text:list-item>
      </text:list>
      <text:list xml:id="list2117733413856663697" text:style-name="L15">
        <text:list-item>
          <text:p text:style-name="P55">Formulaire de modification</text:p>
        </text:list-item>
      </text:list>
      <text:list xml:id="list8555751990076066336" text:style-name="L16">
        <text:list-item>
          <text:p text:style-name="P56">Nom du site</text:p>
        </text:list-item>
        <text:list-item>
          <text:p text:style-name="P67">Identifiant</text:p>
        </text:list-item>
      </text:list>
      <text:list xml:id="list1584773011358439772" text:style-name="L17">
        <text:list-item>
          <text:p text:style-name="P57">Tableau général</text:p>
        </text:list-item>
      </text:list>
      <text:list xml:id="list1065706695613174222" text:style-name="L18">
        <text:list-item>
          <text:p text:style-name="P58">Nom du site</text:p>
        </text:list-item>
        <text:list-item>
          <text:p text:style-name="P65">Identifiant</text:p>
        </text:list-item>
      </text:list>
      <text:list xml:id="list7217356680716329533" text:style-name="L19">
        <text:list-item>
          <text:p text:style-name="P59">Suppression</text:p>
        </text:list-item>
      </text:list>
      <text:list xml:id="list2520442192018074502" text:style-name="L20">
        <text:list-item>
          <text:p text:style-name="P60">Tableau général</text:p>
        </text:list-item>
      </text:list>
      <text:list xml:id="list6042846022319891620" text:style-name="L21">
        <text:list-item>
          <text:p text:style-name="P61">Nom du site</text:p>
        </text:list-item>
        <text:list-item>
          <text:p text:style-name="P66">Identifiant</text:p>
        </text:list-item>
        <text:list-item>
          <text:p text:style-name="P66">Bouton de suppression</text:p>
        </text:list-item>
      </text:list>
      <text:p text:style-name="P5"/>
      <text:p text:style-name="P5"/>
      <text:p text:style-name="P78"><text:span text:style-name="T4">5.Fonctionnalités Détaillées</text:span></text:p>
      <text:p text:style-name="P7"/>
      <text:p text:style-name="P7"/>
      <text:p text:style-name="P10">5.1 Accueil</text:p>
      <text:p text:style-name="P26"/>
      <text:p text:style-name="P27">Lorsque le visiteur arrive sur le site, il peut voir les trois derniers projets réalisés, les langages, librairie et framework utilisés par l’auteur, un encart d’<text:span text:style-name="T5">actualités</text:span> et une photo représentant l’auteur.</text:p>
      <text:p text:style-name="P26"/>
      <text:p text:style-name="P10"><text:soft-page-break/><text:tab/>5.1.1 Trois dernières réalisations</text:p>
      <text:p text:style-name="P26"/>
      <text:p text:style-name="P30"><text:tab/>Encart de trois vignettes présentant les trois derniers projets réalisés.</text:p>
      <text:p text:style-name="P20"/>
      <text:p text:style-name="P30"><text:tab/>Le visiteur dispose de trois vignettes composées du logo du projet. En dessous se trouve le <text:tab/>nom du projet sous forme de lien. Ce lien ouvre une modale.</text:p>
      <text:p text:style-name="P20"/>
      <text:p text:style-name="P30"><text:tab/>La modale est composée de quatre informations :</text:p>
      <text:list xml:id="list3049228209832343698" text:style-name="L22">
        <text:list-item>
          <text:list>
            <text:list-item>
              <text:list>
                <text:list-item>
                  <text:p text:style-name="P68">Le nom du projet</text:p>
                </text:list-item>
                <text:list-item>
                  <text:p text:style-name="P68">Un screen de la page d’accueil du projet</text:p>
                </text:list-item>
                <text:list-item>
                  <text:p text:style-name="P68">Une description indiquant l’objectif du projet et le travail effectué par l’auteur.</text:p>
                </text:list-item>
                <text:list-item>
                  <text:p text:style-name="P68">Un lien pour se rendre sur le projet</text:p>
                </text:list-item>
              </text:list>
            </text:list-item>
          </text:list>
        </text:list-item>
      </text:list>
      <text:p text:style-name="P28"/>
      <text:p text:style-name="P28"/>
      <text:p text:style-name="P11"><text:tab/>5.1.2 Langage, Librairie et Framework</text:p>
      <text:p text:style-name="P28"/>
      <text:p text:style-name="P30"><text:tab/>Encart présentant les différents langages et outils utilisé par l’auteur. Ces langages sont <text:tab/>présent<text:span text:style-name="T9">és</text:span> sous forme de barre de progression, permettant au visiteur de connaître <text:tab/>l’estimation de maîtrise du langage ou de l’outil par l’auteur.</text:p>
      <text:p text:style-name="P28"/>
      <text:p text:style-name="P28"/>
      <text:p text:style-name="P11"><text:tab/>5.1.3 Actualités</text:p>
      <text:p text:style-name="P28"/>
      <text:p text:style-name="P30"><text:tab/>Encart présentant les dernières occupations de l’auteur <text:span text:style-name="T10">(formation en cours, participation à <text:tab/>des événements lié</text:span><text:span text:style-name="T11">s</text:span><text:span text:style-name="T10"> à son activité..).</text:span></text:p>
      <text:p text:style-name="P30"><text:tab/>Ces actualités seront développé<text:span text:style-name="T9">e</text:span>s lors de la création du blog.</text:p>
      <text:p text:style-name="P28"/>
      <text:p text:style-name="P28"/>
      <text:p text:style-name="P11">5.2 Parcours</text:p>
      <text:p text:style-name="P28"/>
      <text:p text:style-name="P32">La page présente le curriculum vitae de l’auteur, qui se partagera en trois parties :</text:p>
      <text:list xml:id="list3294520892248113785" text:style-name="L23">
        <text:list-item>
          <text:p text:style-name="P70">Les compétences</text:p>
        </text:list-item>
        <text:list-item>
          <text:p text:style-name="P70">L’expérience professionnelle</text:p>
        </text:list-item>
        <text:list-item>
          <text:p text:style-name="P70">Les formations</text:p>
        </text:list-item>
      </text:list>
      <text:p text:style-name="P22"/>
      <text:p text:style-name="P32">Chaque catégorie est un élément fermé. En cliquant dessus, les informations contenues par l’élément de la catégorie sont déroulés et s’affichent. Un nouveau cli<text:span text:style-name="T9">c</text:span> permettra de fermer la catégorie.</text:p>
      <text:p text:style-name="P23"/>
      <text:p text:style-name="P32">Un encart indiquera les qualités de l’auteur ainsi que ses centre<text:span text:style-name="T9">s</text:span> d’intérêts.</text:p>
      <text:p text:style-name="P31"/>
      <text:p text:style-name="P31"/>
      <text:p text:style-name="P12">5.3 Réalisations</text:p>
      <text:p text:style-name="P31"/>
      <text:p text:style-name="P31">La page <text:span text:style-name="T6">reprend le même principe que les ‘trois dernières réalisations’ de la page d’accueil. La page permettra d’afficher une galerie de 10 vignettes de projets réalisés. Elles sont composées du logo du projet avec en dessous, le nom du projet sous forme de lien. Ce lien ouvre une modale.</text:span></text:p>
      <text:p text:style-name="P21"/>
      <text:p text:style-name="P29">La modale est composée de quatre informations :</text:p>
      <text:list xml:id="list3495502588589756473" text:style-name="L24">
        <text:list-item>
          <text:p text:style-name="P69">Le nom du projet</text:p>
        </text:list-item>
        <text:list-item>
          <text:p text:style-name="P69">Un screen de la page d’accueil du projet</text:p>
        </text:list-item>
        <text:list-item>
          <text:p text:style-name="P69">Une description indiquant l’objectif du projet et le travail effectué par l’auteur.</text:p>
        </text:list-item>
        <text:list-item>
          <text:p text:style-name="P69">Un lien pour se rendre sur le projet</text:p>
        </text:list-item>
      </text:list>
      <text:p text:style-name="P29"/>
      <text:p text:style-name="P76">Au-delà de 10 projets, un système de pagination se mettra en place par lot de 10 projets. Les projets s’afficheront dans un ordre du plus récent au plus ancien.</text:p>
      <text:p text:style-name="P13"><text:soft-page-break/>5.4 Formulaire de contact</text:p>
      <text:p text:style-name="P33"/>
      <text:p text:style-name="P34">Le formulaire permet au visiteur de contacter l’auteur du site. Le formulaire enverra immédiatement un mail <text:span text:style-name="T7">à l’auteur.</text:span></text:p>
      <text:p text:style-name="P33"/>
      <text:p text:style-name="P36">Le formulaire est composé des champs suivants :</text:p>
      <text:list xml:id="list7388680525160400683" text:style-name="L25">
        <text:list-item>
          <text:p text:style-name="P72">Nom</text:p>
        </text:list-item>
        <text:list-item>
          <text:p text:style-name="P72">Prénom</text:p>
        </text:list-item>
        <text:list-item>
          <text:p text:style-name="P72">Mail</text:p>
        </text:list-item>
        <text:list-item>
          <text:p text:style-name="P72">Objet</text:p>
        </text:list-item>
        <text:list-item>
          <text:p text:style-name="P72">Message</text:p>
        </text:list-item>
      </text:list>
      <text:p text:style-name="P35"/>
      <text:p text:style-name="P35">Un bouton ‘envoyer’ permettra de valider l’envoie d’un mail à l’auteur. </text:p>
      <text:p text:style-name="P35"/>
      <text:p text:style-name="P14">5.5 <text:span text:style-name="T7">Ad</text:span>ministration</text:p>
      <text:p text:style-name="P35"/>
      <text:p text:style-name="P35">L’administration permet à l’auteur de manipuler la gestion courante du site. Il lui permet d’ajouter des projets, de corriger ou de supprimer des projets. L’administration se découpe en trois formulaires ‘ajout’, <text:s/>‘correction’ et ‘suppression’.</text:p>
      <text:p text:style-name="P35"/>
      <text:p text:style-name="P14"><text:tab/>5.5.1 Ajout</text:p>
      <text:p text:style-name="P35"/>
      <text:p text:style-name="P37"><text:tab/>Le formulaire d’ajout se compose de quatre champs :</text:p>
      <text:list xml:id="list8510855491689550962" text:style-name="L26">
        <text:list-item>
          <text:list>
            <text:list-item>
              <text:list>
                <text:list-item>
                  <text:p text:style-name="P73">Nom du projet</text:p>
                </text:list-item>
                <text:list-item>
                  <text:p text:style-name="P73">Lien du projet</text:p>
                </text:list-item>
                <text:list-item>
                  <text:p text:style-name="P73">Screen de l’accueil du projet</text:p>
                </text:list-item>
                <text:list-item>
                  <text:p text:style-name="P73">Description du projet et du travail fait par l’auteur</text:p>
                </text:list-item>
              </text:list>
            </text:list-item>
          </text:list>
        </text:list-item>
      </text:list>
      <text:p text:style-name="P24"/>
      <text:p text:style-name="P37"><text:tab/>Le formulaire ne pourra recevoir que des informations sous format texte. </text:p>
      <text:p text:style-name="P35"/>
      <text:p text:style-name="P14"><text:tab/>5.5.2 Correction</text:p>
      <text:p text:style-name="P35"/>
      <text:p text:style-name="P38"><text:tab/>La page de correction se compose en deux éléments : un listing des données et un formulaire <text:tab/>de correction. </text:p>
      <text:p text:style-name="P25"/>
      <text:p text:style-name="P38"><text:tab/>Le listing des données se compose en un tableau qui indique le nom de chaque projet ainsi <text:tab/>que leur identifiant. </text:p>
      <text:p text:style-name="P25"/>
      <text:p text:style-name="P74"><text:tab/>Le formulaire de correction est identique à celui du formulaire d’ajout. Il prendra le champ <text:tab/>supplémentaire de l’identifiant.</text:p>
      <text:p text:style-name="P74"/>
      <text:p text:style-name="P74"/>
      <text:p text:style-name="P74"><text:span text:style-name="T8"><text:tab/>5.5.3 Suppression</text:span></text:p>
      <text:p text:style-name="P35"/>
      <text:p text:style-name="P38"><text:tab/>Le formulaire de suppression se compose en deux éléments : un listing des données et un <text:tab/>formulaire de suppression.</text:p>
      <text:p text:style-name="P25"/>
      <text:p text:style-name="P38"><text:tab/>Le listing des données se compose en un tableau qui indique le nom de chaque projet ainsi <text:tab/>que leur identifiant.</text:p>
      <text:p text:style-name="P25"/>
      <text:p text:style-name="P38"><text:tab/>Le formulaire de suppression prendra le champ de l’identifiant et devra permettre la <text:tab/>suppression de la ligne entière.</text:p>
      <text:p text:style-name="P38"/>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4:17:13.205292593</meta:creation-date>
    <meta:editing-duration>PT3M25S</meta:editing-duration>
    <meta:editing-cycles>3</meta:editing-cycles>
    <meta:generator>LibreOffice/5.1.4.2$Linux_X86_64 LibreOffice_project/10m0$Build-2</meta:generator>
    <dc:date>2016-10-19T11:43:18.340989345</dc:date>
    <meta:document-statistic meta:table-count="0" meta:image-count="0" meta:object-count="0" meta:page-count="4" meta:paragraph-count="114" meta:word-count="900" meta:character-count="5518" meta:non-whitespace-character-count="4753"/>
  </office:meta>
</office:document-meta>
</file>